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rac>
            <mrow>
              <mtext>d</mtext>
              <msub>
                <mi>w</mi>
                <mo stretchy="false">%</mo>
              </msub>
            </mrow>
            <mrow>
              <mtext>d</mtext>
              <mo stretchy="false">%</mo>
            </mrow>
          </mfrac>
          <mo stretchy="false">∣</mo>
          <msub>
            <mrow>
              <mtext/>
            </mrow>
            <mrow>
              <msub>
                <mo stretchy="false">%</mo>
                <mrow>
                  <mtext>max</mtext>
                </mrow>
              </msub>
            </mrow>
          </msub>
        </mrow>
        <mo stretchy="false">=</mo>
        <mfenced open="[" close="]">
          <mrow>
            <mn>3</mn>
            <msup>
              <mo stretchy="false">%</mo>
              <mn>2</mn>
            </msup>
            <mi>g</mi>
            <mrow>
              <mfenced open="(" close=")">
                <mrow>
                  <mfrac>
                    <mo stretchy="false">%</mo>
                    <mi>T</mi>
                  </mfrac>
                </mrow>
              </mfenced>
              <mo stretchy="false">+</mo>
              <mfrac>
                <msup>
                  <mo stretchy="false">%</mo>
                  <mn>3</mn>
                </msup>
                <mi>T</mi>
              </mfrac>
            </mrow>
            <mi>g</mi>
            <mtext>´</mtext>
            <mfenced open="(" close=")">
              <mrow>
                <mfrac>
                  <mo stretchy="false">%</mo>
                  <mi>T</mi>
                </mfrac>
              </mrow>
            </mfenced>
          </mrow>
        </mfenced>
      </mrow>
      <mrow>
        <msub>
          <mrow>
            <mtext/>
          </mrow>
          <mrow>
            <msub>
              <mo stretchy="false">%</mo>
              <mrow>
                <mtext>max</mtext>
              </mrow>
            </msub>
          </mrow>
        </msub>
        <mover>
          <mo stretchy="false">=</mo>
          <mrow>
            <mtext>!</mtext>
          </mrow>
        </mover>
        <mn>0</mn>
      </mrow>
    </mrow>
    <annotation encoding="StarMath 5.0">{"d" w _%iny} over {"d" %iny} divides {""}_{ %iny _{"max"}} = left [ 3 %iny^2 g left ( %iny over T right ) + %iny ^3 over T g "´" left ( %iny over T right )  right ] {""}_{ %iny _{"max"}} = csup{"!"} 0</annotation>
  </semantics>
</math>
</file>